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CheatSheet_20_Texto">
      <style:paragraph-properties>
        <style:tab-stops>
          <style:tab-stop style:position="0.199cm"/>
          <style:tab-stop style:position="0.496cm"/>
        </style:tab-stops>
      </style:paragraph-properties>
    </style:style>
    <style:style style:name="P2" style:family="paragraph" style:parent-style-name="CheatSheet_20_Texto">
      <style:paragraph-properties fo:margin-left="0cm" fo:margin-right="0cm" fo:text-indent="0cm" style:auto-text-indent="false"/>
    </style:style>
    <style:style style:name="P3" style:family="paragraph" style:parent-style-name="CheatSheet_20_Texto" style:list-style-name="CheatSheet_20_Viñetas"/>
    <style:style style:name="P4" style:family="paragraph" style:parent-style-name="CheatSheet_20_Encabezado_20_1" style:master-page-name="CheatSheet">
      <style:paragraph-properties style:page-number="auto"/>
    </style:style>
    <style:style style:name="P5" style:family="paragraph" style:parent-style-name="CheatSheet_20_Titulo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ncabezado 1 Arial</text:p>
      <text:p text:style-name="CheatSheet_20_Encabezado2">Encabezado 2 - Arial</text:p>
      <text:p text:style-name="CheatSheet_20_Encabezado_20_3">Encabezado 3 - Arial</text:p>
      <text:p text:style-name="P2"><text:tab/>Texto a tamaño 8 y TNR</text:p>
      <text:p text:style-name="CheatSheet_20_Texto"><text:tab/><text:tab/>Doble tabulación</text:p>
      <text:p text:style-name="P1"/>
      <text:p text:style-name="CheatSheet_20_Texto_20_Mini"><text:tab/>Texto Mini, tamaño 8 y TNR</text:p>
      <text:p text:style-name="CheatSheet_20_Texto_20_Mini"/>
      <text:p text:style-name="CheatSheet_20_Texto_20_Mini"/>
      <text:p text:style-name="CheatSheet_20_Texto"/>
      <text:list xml:id="list1011870177" text:style-name="CheatSheet_20_Viñetas">
        <text:list-item>
          <text:p text:style-name="P3">CheatSheet Viñetas</text:p>
          <text:list>
            <text:list-item>
              <text:p text:style-name="P3">segunda tabulación</text:p>
              <text:list>
                <text:list-item>
                  <text:p text:style-name="P3">tercera tabulación</text:p>
                </text:list-item>
              </text:list>
            </text:list-item>
          </text:list>
        </text:list-item>
      </text:list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Encabezado_20_1">Encabezado 1 columna 2</text:p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Encabezado_20_1">Encabezado 1 columna 3 <text:s/></text:p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Encabezado_20_1">Encabezado 1 columna 4</text:p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Encabezado_20_1">Encabezado 1 columna 5</text:p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  <text:p text:style-name="CheatSheet_20_Texto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27.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heatSheet_20_Encabezado_20_1" style:display-name="CheatSheet Encabezado 1" style:family="paragraph" style:parent-style-name="Heading_20_1" style:auto-update="true" style:default-outline-level="" style:list-style-name="" style:master-page-name="">
      <style:paragraph-properties fo:margin-top="0.101cm" fo:margin-bottom="0.049cm" style:page-number="auto" fo:background-color="#cccccc">
        <style:tab-stops/>
        <style:background-image/>
      </style:paragraph-properties>
      <style:text-properties fo:font-size="80%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fo:font-size="75%" fo:font-weight="bold" style:font-size-asian="75%" style:font-weight-asian="bold" style:font-size-complex="75%" style:font-weight-complex="bold"/>
    </style:style>
    <style:style style:name="Text" style:family="paragraph" style:parent-style-name="Caption" style:class="extra"/>
    <style:style style:name="CheatSheet_20_Texto" style:display-name="CheatSheet Texto" style:family="paragraph" style:parent-style-name="Text" style:master-page-name="">
      <style:paragraph-properties fo:margin-top="0cm" fo:margin-bottom="0cm" style:page-number="auto" fo:background-color="transparent" style:shadow="none">
        <style:tab-stops>
          <style:tab-stop style:position="0.199cm"/>
          <style:tab-stop style:position="0.4cm"/>
          <style:tab-stop style:position="0.6cm"/>
        </style:tab-stops>
        <style:background-image/>
      </style:paragraph-properties>
      <style:text-properties fo:font-size="8pt" fo:font-style="normal"/>
    </style:style>
    <style:style style:name="CheatSheet_20_Titulo" style:display-name="CheatSheet Titulo" style:family="paragraph" style:parent-style-name="Heading_20_1" style:master-page-name="">
      <style:paragraph-properties fo:margin-top="0cm" fo:margin-bottom="0cm" style:page-number="auto" fo:background-color="transparent" fo:padding="0.049cm" fo:border-left="none" fo:border-right="none" fo:border-top="none" fo:border-bottom="0.06pt solid #000000" style:shadow="none">
        <style:tab-stops/>
        <style:background-image/>
      </style:paragraph-properties>
      <style:text-properties fo:font-size="10pt"/>
    </style:style>
    <style:style style:name="CheatSheet_20_Encabezado2" style:display-name="CheatSheet Encabezado2" style:family="paragraph" style:parent-style-name="CheatSheet_20_Encabezado_20_1" style:master-page-name="">
      <style:paragraph-properties style:page-number="auto" fo:background-color="#e6e6e6">
        <style:background-image/>
      </style:paragraph-properties>
      <style:text-properties fo:font-size="75%"/>
    </style:style>
    <style:style style:name="CheatSheet_20_Encabezado_20_3" style:display-name="CheatSheet Encabezado 3" style:family="paragraph" style:parent-style-name="CheatSheet_20_Encabezado2">
      <style:paragraph-properties fo:background-color="#e6e6ff" style:shadow="none">
        <style:background-image/>
      </style:paragraph-properties>
      <style:text-properties fo:font-size="90%"/>
    </style:style>
    <style:style style:name="CheatSheet_20_Texto_20_Mini" style:display-name="CheatSheet Texto Mini" style:family="paragraph" style:parent-style-name="CheatSheet_20_Texto">
      <style:paragraph-properties>
        <style:tab-stops>
          <style:tab-stop style:position="0.199cm"/>
          <style:tab-stop style:position="0.4cm"/>
        </style:tab-stops>
      </style:paragraph-properties>
      <style:text-properties fo:font-size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CheatSheet_20_Viñetas" style:display-name="CheatSheet Viñetas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199cm" fo:margin-left="0.199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4cm" fo:margin-left="0.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6cm" fo:margin-left="0.6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="0.7cm" fo:margin-top="0.7cm" fo:margin-bottom="0.7cm" fo:margin-left="0.7cm" fo:margin-right="0.7cm" style:shadow="none" fo:background-color="transparent" style:writing-mode="lr-tb" style:footnote-max-height="0cm">
        <style:background-image/>
        <style:columns fo:column-count="5" fo:column-gap="0.3cm">
          <style:column style:rel-width="13107*" fo:start-indent="0cm" fo:end-indent="0.15cm"/>
          <style:column style:rel-width="13107*" fo:start-indent="0.15cm" fo:end-indent="0.15cm"/>
          <style:column style:rel-width="13107*" fo:start-indent="0.15cm" fo:end-indent="0.15cm"/>
          <style:column style:rel-width="13107*" fo:start-indent="0.15cm" fo:end-indent="0.15cm"/>
          <style:column style:rel-width="13107*" fo:start-indent="0.15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99cm" fo:margin-left="0cm" fo:margin-right="0cm" fo:margin-bottom="0.199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heatSheet" style:page-layout-name="Mpm2" style:next-style-name="HTML">
      <style:header>
        <text:h text:style-name="CheatSheet_20_Titulo" text:outline-level="1">CheatSheet Template – ver. 0.1 - 20140110</text:h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o Mateos</meta:initial-creator>
    <meta:creation-date>2014-01-10T09:49:32</meta:creation-date>
    <dc:date>2014-01-10T11:58:36</dc:date>
    <dc:creator>Julio Mateos</dc:creator>
    <meta:editing-duration>PT29M14S</meta:editing-duration>
    <meta:editing-cycles>6</meta:editing-cycles>
    <meta:generator>LibreOffice/3.5$Linux_X86_64 LibreOffice_project/350m1$Build-2</meta:generator>
    <meta:printed-by>Julio Mateos</meta:printed-by>
    <meta:print-date>2014-01-10T11:08:08</meta:print-date>
    <meta:document-statistic meta:table-count="0" meta:image-count="0" meta:object-count="0" meta:page-count="1" meta:paragraph-count="14" meta:word-count="57" meta:character-count="314" meta:non-whitespace-character-count="268"/>
  </office:meta>
</office:document-meta>
</file>